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2.109cm" fo:min-width="3.00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2.107cm" fo:min-width="3.0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2.108cm" fo:min-width="3.00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2.109cm" fo:min-width="4.287cm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Fine_20_Dashed" svg:stroke-width="0.081cm" svg:stroke-color="#000000" draw:marker-start-width="0.322cm" draw:marker-end-width="0.322cm" draw:fill="solid" fo:padding-top="0.168cm" fo:padding-bottom="2.2cm" fo:padding-left="0.291cm" fo:padding-right="0.291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solid" draw:fill-color="#d4ea6b"/>
      <style:paragraph-properties fo:text-align="center"/>
      <style:text-properties style:font-name="Source Code Pro1" fo:font-size="16pt" style:font-size-asian="16pt" style:font-size-complex="16pt"/>
    </style:style>
    <style:style style:name="P3" style:family="paragraph">
      <loext:graphic-properties draw:fill="solid" draw:fill-color="#ffa6a6"/>
      <style:paragraph-properties fo:text-align="center"/>
      <style:text-properties style:font-name="Source Code Pro1" fo:font-size="16pt" style:font-size-asian="16pt" style:font-size-complex="16pt"/>
    </style:style>
    <style:style style:name="P4" style:family="paragraph">
      <loext:graphic-properties draw:fill="solid" draw:fill-color="#b2b2b2"/>
      <style:paragraph-properties fo:text-align="center"/>
      <style:text-properties style:font-name="Source Code Pro1" fo:font-size="16pt" style:font-size-asian="16pt" style:font-size-complex="16pt"/>
    </style:style>
    <style:style style:name="P5" style:family="paragraph">
      <loext:graphic-properties draw:fill="solid" draw:fill-color="#729fcf"/>
      <style:paragraph-properties fo:text-align="center"/>
      <style:text-properties style:font-name="Source Code Pro1" fo:font-size="16pt" style:font-size-asian="16pt" style:font-size-complex="16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Source Code Pr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2.411cm" svg:x="8.336cm" svg:y="2.964cm">
          <text:p text:style-name="P1"><text:span text:style-name="T1">Transport</text:span><text:span text:style-name="T1"><text:line-break/></text:span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2.409cm" svg:x="4.78cm" svg:y="2.962cm">
          <text:p text:style-name="P1"><text:span text:style-name="T1">Internet </text:span></text:p>
          <text:p text:style-name="P1"><text:span text:style-name="T1">Protocol</text:span></text:p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56cm" svg:height="2.41cm" svg:x="1.213cm" svg:y="2.962cm">
          <text:p text:style-name="P1"><text:span text:style-name="T1">Link Layer</text:span></text:p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39cm" svg:height="2.411cm" svg:x="11.836cm" svg:y="2.964cm">
          <text:p text:style-name="P1"><text:span text:style-name="T1">(Data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.254cm" svg:y1="2.016cm" svg:x2="1.254cm" svg:y2="2.905cm">
          <text:p/>
        </draw:line>
        <draw:line draw:style-name="gr5" draw:text-style-name="P6" draw:layer="layout" svg:x1="16.648cm" svg:y1="5.294cm" svg:x2="16.621cm" svg:y2="7.35cm">
          <text:p/>
        </draw:line>
        <draw:line draw:style-name="gr5" draw:text-style-name="P6" draw:layer="layout" svg:x1="1.254cm" svg:y1="2.016cm" svg:x2="7.604cm" svg:y2="2.01cm">
          <text:p/>
        </draw:line>
        <draw:frame draw:style-name="gr6" draw:text-style-name="P7" draw:layer="layout" svg:width="2.413cm" svg:height="0.962cm" svg:x="7.788cm" svg:y="1.502cm">
          <draw:text-box>
            <text:p>Frame</text:p>
          </draw:text-box>
        </draw:frame>
        <draw:line draw:style-name="gr5" draw:text-style-name="P6" draw:layer="layout" svg:x1="10.398cm" svg:y1="2.01cm" svg:x2="16.621cm" svg:y2="2.009cm">
          <text:p/>
        </draw:line>
        <draw:line draw:style-name="gr5" draw:text-style-name="P6" draw:layer="layout" svg:x1="4.81cm" svg:y1="5.394cm" svg:x2="4.81cm" svg:y2="6.08cm">
          <text:p/>
        </draw:line>
        <draw:line draw:style-name="gr5" draw:text-style-name="P6" draw:layer="layout" svg:x1="4.81cm" svg:y1="6.08cm" svg:x2="9.255cm" svg:y2="6.08cm">
          <text:p/>
        </draw:line>
        <draw:frame draw:style-name="gr7" draw:text-style-name="P7" draw:layer="layout" svg:width="3.302cm" svg:height="1.143cm" svg:x="9.128cm" svg:y="5.572cm">
          <draw:text-box>
            <text:p>Datagram</text:p>
          </draw:text-box>
        </draw:frame>
        <draw:line draw:style-name="gr5" draw:text-style-name="P6" draw:layer="layout" svg:x1="12.311cm" svg:y1="6.08cm" svg:x2="16.756cm" svg:y2="6.08cm">
          <text:p/>
        </draw:line>
        <draw:line draw:style-name="gr5" draw:text-style-name="P6" draw:layer="layout" svg:x1="8.366cm" svg:y1="5.418cm" svg:x2="8.366cm" svg:y2="7.35cm">
          <text:p/>
        </draw:line>
        <draw:line draw:style-name="gr5" draw:text-style-name="P6" draw:layer="layout" svg:x1="16.635cm" svg:y1="1.994cm" svg:x2="16.635cm" svg:y2="3.032cm">
          <text:p/>
        </draw:line>
        <draw:line draw:style-name="gr5" draw:text-style-name="P6" draw:layer="layout" svg:x1="8.411cm" svg:y1="7.237cm" svg:x2="11.033cm" svg:y2="7.237cm">
          <text:p/>
        </draw:line>
        <draw:frame draw:style-name="gr6" draw:text-style-name="P7" draw:layer="layout" svg:width="3.048cm" svg:height="0.962cm" svg:x="10.868cm" svg:y="6.769cm">
          <draw:text-box>
            <text:p>Segment</text:p>
          </draw:text-box>
        </draw:frame>
        <draw:line draw:style-name="gr5" draw:text-style-name="P6" draw:layer="layout" svg:x1="14.011cm" svg:y1="7.237cm" svg:x2="16.633cm" svg:y2="7.2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-gradient-name="Gradient_20_1" draw:fill-hatch-name="Hatching_20_1" draw:fill-image-name="Bitmap_20_1" draw:textarea-vertical-align="top" draw:auto-grow-height="true" fo:padding-top="0.127cm" fo:padding-bottom="2.159cm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288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5T11:55:34.175454787</meta:creation-date>
    <dc:date>2019-08-09T12:03:44.941075609</dc:date>
    <meta:editing-duration>PT19M34S</meta:editing-duration>
    <meta:editing-cycles>5</meta:editing-cycles>
    <meta:generator>LibreOffice/6.2.5.2$Linux_X86_64 LibreOffice_project/20$Build-2</meta:generator>
    <meta:document-statistic meta:object-count="18"/>
  </office:meta>
</office:document-meta>
</file>